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/date[/]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/pay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/{id}[/]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/client/{id}/commands[/]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/register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Categ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/delSandwich/id[/]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newSandwich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update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7:49:06.380177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05T17:49:26.631977663</dc:date>
    <meta:editing-duration>PT13H39M38S</meta:editing-duration>
    <meta:editing-cycles>37</meta:editing-cycles>
    <meta:document-statistic meta:table-count="1" meta:cell-count="214" meta:object-count="0"/>
  </office:meta>
</office:document-meta>
</file>